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foreground" fo:clip="rect(0.01721in, 6.0496in, -0.00011in, 6.1012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Afbeelding 1" text:anchor-type="paragraph" svg:x="-0.80069in" svg:y="-0.58403in" svg:width="5.38378in" svg:height="7.70565in" style:rel-width="scale" style:rel-height="scale"><draw:image xlink:href="media/image1.png" xlink:type="simple" xlink:show="embed" xlink:actuate="onLoad"/><svg:title/><svg:desc/></draw:frame><draw:frame draw:z-index="251659264" draw:style-name="a1" draw:name="Afbeelding 2" text:anchor-type="paragraph" svg:x="4.96597in" svg:y="-0.56736in" svg:width="5.38541in" svg:height="7.69831in" style:rel-width="scale" style:rel-height="scale"><draw:image xlink:href="media/image2.png" xlink:type="simple" xlink:show="embed" xlink:actuate="onLoad"/><svg:title/><svg:desc/></draw:frame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tte hannes</meta:initial-creator>
    <dc:creator>gitte hannes</dc:creator>
    <meta:creation-date>2020-09-10T15:06:00Z</meta:creation-date>
    <dc:date>2020-09-10T15:08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5" meta:row-count="1" meta:non-whitespace-character-count="5"/>
  </office:meta>
</office:document-meta>
</file>